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e4b" officeooo:paragraph-rsid="00106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onis Proj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22:45:45.923811600</meta:creation-date>
    <dc:date>2023-07-08T00:19:25.762956633</dc:date>
    <meta:editing-duration>PT1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